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ψ</mo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i>U</mi>
            <mrow>
              <mo stretchy="false">(</mo>
              <mrow>
                <mi>t</mi>
                <mi>,</mi>
                <mn>0</mn>
              </mrow>
              <mo stretchy="false">)</mo>
            </mrow>
            <mi/>
            <mfenced open="∣" close="〉">
              <mrow>
                <msubsup>
                  <mi>E</mi>
                  <mrow>
                    <mtext>a</mtext>
                  </mrow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</mrow>
            </mfenced>
          </mrow>
        </mtd>
      </mtr>
      <mtr>
        <mtd>
          <mrow>
            <mi>U</mi>
            <mrow>
              <mo stretchy="false">(</mo>
              <mrow>
                <mi>t</mi>
                <mi>,</mi>
                <mn>0</mn>
              </mrow>
              <mo stretchy="false">)</mo>
            </mrow>
            <mtext> ist der Zeitentwicklungsoperator im Schrödingerbild!</mtext>
          </mrow>
        </mtd>
      </mtr>
      <mtr>
        <mtd>
          <mrow>
            <mtext>Es besteht der Zusammenhang:</mtext>
          </mrow>
        </mtd>
      </mtr>
      <mtr>
        <mtd>
          <mrow>
            <msub>
              <mi>U</mi>
              <mrow>
                <mtext>D</mtext>
              </mrow>
            </msub>
            <mrow>
              <mo stretchy="false">(</mo>
              <mrow>
                <mi>t</mi>
                <mi>,</mi>
                <mi>t</mi>
                <mi>'</mi>
              </mrow>
              <mo stretchy="false">)</mo>
            </mrow>
            <mrow>
              <mi/>
              <mo stretchy="false">=</mo>
              <mi/>
            </mrow>
            <msup>
              <mtext>e</mtext>
              <mrow>
                <mrow>
                  <mo stretchy="false">(</mo>
                  <mrow>
                    <mtext>i</mtext>
                    <mrow>
                      <mi/>
                      <mo stretchy="false">/</mo>
                      <mi/>
                    </mrow>
                    <mo stretchy="false">ℏ</mo>
                  </mrow>
                  <mo stretchy="false">)</mo>
                </mrow>
                <mi/>
                <msub>
                  <mi>H</mi>
                  <mn>0</mn>
                </msub>
                <mi/>
                <mrow>
                  <mo stretchy="false">(</mo>
                  <mrow>
                    <mi>t</mi>
                    <mrow>
                      <mi/>
                      <mo stretchy="false">−</mo>
                      <mi/>
                    </mrow>
                    <msub>
                      <mi>t</mi>
                      <mn>0</mn>
                    </msub>
                  </mrow>
                  <mo stretchy="false">)</mo>
                </mrow>
              </mrow>
            </msup>
            <mi/>
            <mi>U</mi>
            <mrow>
              <mo stretchy="false">(</mo>
              <mrow>
                <mi>t</mi>
                <mi>,</mi>
                <mi>t</mi>
                <mi>'</mi>
              </mrow>
              <mo stretchy="false">)</mo>
            </mrow>
            <mi/>
            <msup>
              <mtext>e</mtext>
              <mrow>
                <mrow>
                  <mo stretchy="false">−</mo>
                  <mrow>
                    <mo stretchy="false">(</mo>
                    <mrow>
                      <mtext>i</mtext>
                      <mrow>
                        <mi/>
                        <mo stretchy="false">/</mo>
                        <mi/>
                      </mrow>
                      <mo stretchy="false">ℏ</mo>
                    </mrow>
                    <mo stretchy="false">)</mo>
                  </mrow>
                </mrow>
                <mi/>
                <msub>
                  <mi>H</mi>
                  <mn>0</mn>
                </msub>
                <mi/>
                <mrow>
                  <mo stretchy="false">(</mo>
                  <mrow>
                    <mi>t</mi>
                    <mi>'</mi>
                    <mrow>
                      <mi/>
                      <mo stretchy="false">−</mo>
                      <mi/>
                    </mrow>
                    <msub>
                      <mi>t</mi>
                      <mn>0</mn>
                    </msub>
                  </mrow>
                  <mo stretchy="false">)</mo>
                </mrow>
              </mrow>
            </msup>
          </mrow>
        </mtd>
      </mtr>
      <mtr>
        <mtd>
          <mrow>
            <mtext>mit </mtext>
            <msub>
              <mi>t</mi>
              <mn>0</mn>
            </msub>
            <mrow>
              <mi/>
              <mo stretchy="false">=</mo>
              <mi/>
            </mrow>
            <mn>0</mn>
            <mtext> gilt:</mtext>
          </mrow>
        </mtd>
      </mtr>
      <mtr>
        <mtd>
          <mrow>
            <msub>
              <mi>U</mi>
              <mrow>
                <mtext>D</mtext>
              </mrow>
            </msub>
            <mrow>
              <mo stretchy="false">(</mo>
              <mrow>
                <mi>t</mi>
                <mi>,</mi>
                <mn>0</mn>
              </mrow>
              <mo stretchy="false">)</mo>
            </mrow>
            <mrow>
              <mi/>
              <mo stretchy="false">=</mo>
              <mi/>
            </mrow>
            <msup>
              <mtext>e</mtext>
              <mrow>
                <mrow>
                  <mo stretchy="false">(</mo>
                  <mrow>
                    <mtext>i</mtext>
                    <mrow>
                      <mi/>
                      <mo stretchy="false">/</mo>
                      <mi/>
                    </mrow>
                    <mo stretchy="false">ℏ</mo>
                  </mrow>
                  <mo stretchy="false">)</mo>
                </mrow>
                <mi/>
                <msub>
                  <mi>H</mi>
                  <mn>0</mn>
                </msub>
                <mi/>
                <mi>t</mi>
              </mrow>
            </msup>
            <mi/>
            <mi>U</mi>
            <mrow>
              <mo stretchy="false">(</mo>
              <mrow>
                <mi>t</mi>
                <mi>,</mi>
                <mn>0</mn>
              </mrow>
              <mo stretchy="false">)</mo>
            </mrow>
          </mrow>
        </mtd>
      </mtr>
    </mtable>
    <annotation encoding="StarMath 5.0">left lline %ipsi (t) right rangle ~=~ 
U (t , 0) 
` 
left lline E _{"a"} ^{(0)} right rangle 
newline 
U (t , 0) " ist der Zeitentwicklungsoperator im Schrödingerbild!"
newline "Es besteht der Zusammenhang:"
newline 
U _{"D"} (t , t') ~=~ 
"e" ^{
 ("i" `slash` hbar ) ` H _0 ` (t ~-~ t _0) 
} 
` U (t , t') 
` 
"e" ^{
 -("i" `slash` hbar ) ` H _0 ` (t' ~-~ t _0) 
} 
newline alignc 
"mit " t _0 ~=~ 0 " gilt:" newline 
U _{"D"} (t , 0) ~=~ 
"e" ^{
 ("i" `slash` hbar ) ` H _0 ` t 
} 
` U (t , 0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10:09.879000000</meta:creation-date>
    <meta:generator>LibreOffice/4.1.4.2$Windows_x86 LibreOffice_project/0a0440ccc0227ad9829de5f46be37cfb6edcf72</meta:generator>
  </office:meta>
</office:document-meta>
</file>